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padding="0cm" fo:border="none"/>
      <style:text-properties loext:padding="0cm" loext:border="none"/>
    </style:style>
    <style:style style:name="P2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3" style:family="paragraph" style:parent-style-name="Preformatted_20_Text">
      <style:paragraph-properties fo:margin-top="0cm" fo:margin-bottom="0.499cm" style:contextual-spacing="false" fo:padding="0cm" fo:border="none"/>
    </style:style>
    <style:style style:name="P4" style:family="paragraph" style:parent-style-name="Preformatted_20_Text">
      <style:paragraph-properties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reshape-data-concatenate/" text:style-name="Internet_20_link" text:visited-style-name="Visited_20_Internet_20_Link"><text:span text:style-name="T1">2888. Reshape Data: Concatenate</text:span></text:a></text:p>
      <text:p text:style-name="P5">Easy</text:p>
      <text:p text:style-name="P5"/>
      <text:p text:style-name="P4"><text:span text:style-name="T1">DataFrame </text:span><text:span text:style-name="Source_20_Text"><text:span text:style-name="T2">df1</text:span></text:span></text:p>
      <text:p text:style-name="P1">+-------------+--------+</text:p>
      <text:p text:style-name="P1">| Column Name | Type <text:s text:c="2"/>|</text:p>
      <text:p text:style-name="P1">+-------------+--------+</text:p>
      <text:p text:style-name="P1">| student_id <text:s/>| int <text:s text:c="3"/>|</text:p>
      <text:p text:style-name="P1">| name <text:s text:c="7"/>| object |</text:p>
      <text:p text:style-name="P1">| age <text:s text:c="8"/>| int <text:s text:c="3"/>|</text:p>
      <text:p text:style-name="P1">+-------------+--------+</text:p>
      <text:p text:style-name="P4"/>
      <text:p text:style-name="P4"><text:span text:style-name="T1">DataFrame </text:span><text:span text:style-name="Source_20_Text"><text:span text:style-name="T2">df2</text:span></text:span></text:p>
      <text:p text:style-name="P1">+-------------+--------+</text:p>
      <text:p text:style-name="P1">| Column Name | Type <text:s text:c="2"/>|</text:p>
      <text:p text:style-name="P1">+-------------+--------+</text:p>
      <text:p text:style-name="P1">| student_id <text:s/>| int <text:s text:c="3"/>|</text:p>
      <text:p text:style-name="P1">| name <text:s text:c="7"/>| object |</text:p>
      <text:p text:style-name="P1">| age <text:s text:c="8"/>| int <text:s text:c="3"/>|</text:p>
      <text:p text:style-name="P1">+-------------+--------+</text:p>
      <text:p text:style-name="P3"/>
      <text:p text:style-name="P6"><text:span text:style-name="T1">Write a solution to concatenate these two DataFrames </text:span><text:span text:style-name="Strong_20_Emphasis"><text:span text:style-name="T1">vertically</text:span></text:span><text:span text:style-name="T1"> into one DataFrame.</text:span></text:p>
      <text:p text:style-name="P7">The result format is in the following example.</text:p>
      <text:p text:style-name="P7"> </text:p>
      <text:p text:style-name="P6"><text:span text:style-name="Strong_20_Emphasis"><text:span text:style-name="T1">Example 1:</text:span></text:span></text:p>
      <text:p text:style-name="P4"><text:span text:style-name="Strong_20_Emphasis"><text:span text:style-name="T1">Input:</text:span></text:span></text:p>
      <text:p text:style-name="P4"><text:span text:style-name="Strong_20_Emphasis"><text:span text:style-name="T1">df1</text:span></text:span></text:p>
      <text:p text:style-name="P1">+------------+---------+-----+</text:p>
      <text:p text:style-name="P1">| student_id | name <text:s text:c="3"/>| age |</text:p>
      <text:p text:style-name="P1">+------------+---------+-----+</text:p>
      <text:p text:style-name="P1">| 1 <text:s text:c="9"/>| Mason <text:s text:c="2"/>| 8 <text:s text:c="2"/>|</text:p>
      <text:p text:style-name="P1">| 2 <text:s text:c="9"/>| Ava <text:s text:c="4"/>| 6 <text:s text:c="2"/>|</text:p>
      <text:p text:style-name="P1">| 3 <text:s text:c="9"/>| Taylor <text:s/>| 15 <text:s/>|</text:p>
      <text:p text:style-name="P1">| 4 <text:s text:c="9"/>| Georgia | 17 <text:s/>|</text:p>
      <text:p text:style-name="P1">+------------+---------+-----+</text:p>
      <text:p text:style-name="P4"><text:span text:style-name="Strong_20_Emphasis"><text:span text:style-name="T1">df2</text:span></text:span></text:p>
      <text:p text:style-name="P1">+------------+------+-----+</text:p>
      <text:p text:style-name="P1">| student_id | name | age |</text:p>
      <text:p text:style-name="P1">+------------+------+-----+</text:p>
      <text:p text:style-name="P1">| 5 <text:s text:c="9"/>| Leo <text:s/>| 7 <text:s text:c="2"/>|</text:p>
      <text:p text:style-name="P1">| 6 <text:s text:c="9"/>| Alex | 7 <text:s text:c="2"/>|</text:p>
      <text:p text:style-name="P1">+------------+------+-----+</text:p>
      <text:p text:style-name="P4"><text:span text:style-name="Strong_20_Emphasis"><text:span text:style-name="T1">Output:</text:span></text:span></text:p>
      <text:p text:style-name="P1">+------------+---------+-----+</text:p>
      <text:p text:style-name="P1">| student_id | name <text:s text:c="3"/>| age |</text:p>
      <text:p text:style-name="P1">+------------+---------+-----+</text:p>
      <text:p text:style-name="P1">| 1 <text:s text:c="9"/>| Mason <text:s text:c="2"/>| 8 <text:s text:c="2"/>|</text:p>
      <text:p text:style-name="P1">| 2 <text:s text:c="9"/>| Ava <text:s text:c="4"/>| 6 <text:s text:c="2"/>|</text:p>
      <text:p text:style-name="P1">| 3 <text:s text:c="9"/>| Taylor <text:s/>| 15 <text:s/>|</text:p>
      <text:p text:style-name="P1">| 4 <text:s text:c="9"/>| Georgia | 17 <text:s/>|</text:p>
      <text:p text:style-name="P1">| 5 <text:s text:c="9"/>| Leo <text:s text:c="4"/>| 7 <text:s text:c="2"/>|</text:p>
      <text:p text:style-name="P1">| 6 <text:s text:c="9"/>| Alex <text:s text:c="3"/>| 7 <text:s text:c="2"/>|</text:p>
      <text:p text:style-name="P1">+------------+---------+-----+</text:p>
      <text:p text:style-name="P4"><text:span text:style-name="Strong_20_Emphasis"><text:span text:style-name="T1">Explanation:</text:span></text:span></text:p>
      <text:p text:style-name="P2">The two DataFramess are stacked vertically, and their rows are combined.</text:p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09T14:11:14.925000000</dc:date>
    <meta:editing-duration>PT7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52" meta:word-count="248" meta:character-count="1342" meta:non-whitespace-character-count="979"/>
  </office:meta>
</office:document-meta>
</file>